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444444" style:font-name="Open Sans" fo:font-size="15.75pt" fo:letter-spacing="normal" fo:font-style="normal" fo:font-weight="normal" officeooo:paragraph-rsid="00149b5e" style:font-name-asian="Noto Serif CJK SC" style:font-size-asian="24pt" style:font-weight-asian="bold" style:font-name-complex="Lohit Devanagari" style:font-size-complex="24pt" style:font-weight-complex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80%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80%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bold" officeooo:rsid="00149b5e" officeooo:paragraph-rsid="00149b5e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80%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444444" style:font-name="Open Sans" fo:font-size="15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444444" style:font-name="Open Sans" fo:font-size="15.75pt" fo:letter-spacing="normal" fo:font-style="normal" fo:font-weight="normal" officeooo:rsid="00149b5e" loext:padding="0cm" loext:border="none"/>
    </style:style>
    <style:style style:name="T3" style:family="text">
      <style:text-properties fo:font-variant="normal" fo:text-transform="none" fo:color="#444444" style:font-name="Open Sans" fo:font-size="15.75pt" fo:letter-spacing="normal" fo:font-style="normal" fo:font-weight="normal" officeooo:rsid="00149b5e" style:font-name-asian="Noto Serif CJK SC" style:font-size-asian="24pt" style:font-weight-asian="bold" style:font-name-complex="Lohit Devanagari" style:font-size-complex="24pt" style:font-weight-complex="bold" loext:padding="0cm" loext:border="none"/>
    </style:style>
    <style:style style:name="T4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444444" style:font-name="Open Sans" fo:font-size="12pt" fo:letter-spacing="normal" fo:font-style="normal" fo:font-weight="normal" officeooo:rsid="00149b5e"/>
    </style:style>
    <style:style style:name="T6" style:family="text">
      <style:text-properties officeooo:rsid="00149b5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6">O problema de negócios</text:span></text:span></text:h>
      <text:p text:style-name="P4"><text:span text:style-name="T4">A empresa fornece seguro de saúde para seus clientes e </text:span><text:span text:style-name="T5">a</text:span><text:span text:style-name="T4"> </text:span><text:span text:style-name="T5">equipe</text:span><text:span text:style-name="T4"> de produtos está analisando a possibilidade de oferecer aos </text:span><text:span text:style-name="T5">clientes</text:span><text:span text:style-name="T4">, um novo produto: </text:span><text:span text:style-name="T5">u</text:span><text:span text:style-name="T4">m seguro de automóveis.</text:span></text:p>
      <text:p text:style-name="P4"><text:span text:style-name="T4">Assim como o seguro de saúde, os clientes desse novo plano de seguro de automóveis precisam pagar um valor anualmente à </text:span><text:span text:style-name="T5">seguradora</text:span><text:span text:style-name="T4"> para obter um valor assegurado pela empresa, destinado aos custos de um eventual acidente ou dano ao veículo </text:span><text:span text:style-name="T5">deles</text:span><text:span text:style-name="T4">.</text:span></text:p>
      <text:p text:style-name="P4"><text:span text:style-name="T5">No ano passado, a</text:span><text:span text:style-name="T4"> </text:span><text:span text:style-name="T5">seguradora</text:span><text:span text:style-name="T4"> fez uma pesquisa com cerca de 380 mil clientes sobre o interesse em aderir a um novo produto de seguro de automóveis. Todos os clientes demonstraram interesse ou não em adquirir o seguro de automóvel e essas respostas ficaram salvas em um banco de dados junto com outros atributos dos clientes.</text:span></text:p>
      <text:p text:style-name="P4"><text:span text:style-name="T5">A equipe</text:span><text:span text:style-name="T4"> de produtos selecionou 127 mil novos clientes que não responderam a pesquisa para participar de uma campanha, no qual receberão a oferta do novo produto de seguro de automóveis. A oferta será feita pel</text:span><text:span text:style-name="T5">a</text:span><text:span text:style-name="T4"> </text:span><text:span text:style-name="T5">equipe</text:span><text:span text:style-name="T4"> de vendas através de ligações telefônicas.</text:span></text:p>
      <text:p text:style-name="P4"><text:span text:style-name="T5">Porém</text:span><text:span text:style-name="T4">, </text:span><text:span text:style-name="T5">a equipe </text:span><text:span text:style-name="T4">de vendas tem uma capacidade de realizar </text:span><text:span text:style-name="T5">apenas </text:span><text:span text:style-name="T4">20 mil ligações dentro do período da campanha.</text:span></text:p>
      <text:p text:style-name="P4"><text:span text:style-name="T4">Nesse contexto, </text:span><text:span text:style-name="T5">é preciso construir uma solução que indique </text:span><text:span text:style-name="T4">se o cliente estar</text:span><text:span text:style-name="T5">á</text:span><text:span text:style-name="T4"> ou não interessado no seguro de automóvel.</text:span></text:p>
      <text:p text:style-name="P4"><text:span text:style-name="T5">Baseado na solução</text:span><text:span text:style-name="T4">, </text:span><text:span text:style-name="T5">a equipe </text:span><text:span text:style-name="T4">de vendas </text:span><text:span text:style-name="T5">deseja</text:span><text:span text:style-name="T4"> priorizar as pessoas com maior interesse no novo produto e, assim, otimizar a campanha realizando apenas contatos </text:span><text:span text:style-name="T5">com os </text:span><text:span text:style-name="T4">clientes mais propensos a realizar a compra.</text:span></text:p>
      <text:p text:style-name="P2"/>
      <text:p text:style-name="P3">Questões de negócio:</text:p>
      <text:list xml:id="list281952066" text:style-name="L1">
        <text:list-item>
          <text:p text:style-name="P5"><text:span text:style-name="T4">Principais </text:span><text:span text:style-name="T5">descobertas</text:span><text:span text:style-name="T4"> sobre os atributos mais relevantes d</text:span><text:span text:style-name="T5">os</text:span><text:span text:style-name="T4"> clientes interessados em adquirir um seguro de automóvel.</text:span></text:p>
        </text:list-item>
        <text:list-item>
          <text:p text:style-name="P5"><text:soft-page-break/><text:span text:style-name="T4">Qual a p</text:span><text:span text:style-name="T5">o</text:span><text:span text:style-name="T4">rcentagem de clientes interessados em adquirir um seguro de automóvel, </text:span><text:span text:style-name="T5">a equipe</text:span><text:span text:style-name="T4"> de vendas conseguirá contatar fazendo 20.000 </text:span><text:span text:style-name="T5">telefonemas</text:span><text:span text:style-name="T4">?</text:span></text:p>
        </text:list-item>
        <text:list-item>
          <text:p text:style-name="P5"><text:span text:style-name="T4">E se a capacidade </text:span><text:span text:style-name="T5">da equipe de</text:span><text:span text:style-name="T4"> vendas aumentar para 40.000 </text:span><text:span text:style-name="T5">telefonemas</text:span><text:span text:style-name="T4">, qual a porcentagem de clientes interessados em adquirir um seguro de automóvel o time de vendas conseguirá contatar?</text:span></text:p>
        </text:list-item>
        <text:list-item>
          <text:p text:style-name="P5"><text:span text:style-name="T4">Quantas </text:span><text:span text:style-name="T5">telefonemas</text:span><text:span text:style-name="T4"> </text:span><text:span text:style-name="T5">a equipe </text:span><text:span text:style-name="T4">de vendas precisa fazer para contatar 80% dos clientes interessados em adquirir um seguro de automóvel?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2:49:27.663757068</meta:creation-date>
    <dc:date>2021-08-12T16:12:53.839086983</dc:date>
    <meta:editing-duration>PT1H2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340" meta:character-count="2084" meta:non-whitespace-character-count="1760"/>
  </office:meta>
</office:document-meta>
</file>